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3ed17" officeooo:paragraph-rsid="0003ed17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03ed17" officeooo:paragraph-rsid="0003ed17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Table_20_Contents" style:list-style-name="L1">
      <style:paragraph-properties style:line-height-at-least="0.2083in" fo:text-align="start" style:justify-single-word="false"/>
      <style:text-properties fo:color="#24292e" style:font-name="SFMono-Regular" fo:font-size="13pt" fo:font-style="italic" style:text-underline-style="none" fo:font-weight="bold" officeooo:rsid="0003ed17" officeooo:paragraph-rsid="0003ed17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Table_20_Contents" style:list-style-name="L1">
      <style:paragraph-properties style:line-height-at-least="0.2083in" fo:text-align="start" style:justify-single-word="false"/>
      <style:text-properties fo:color="#24292e" style:font-name="SFMono-Regular" fo:font-size="13pt" fo:font-style="italic" style:text-underline-style="none" fo:font-weight="bold" officeooo:rsid="00057a73" officeooo:paragraph-rsid="00057a73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057a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ReadMe </text:p>
      <text:p text:style-name="P2"/>
      <text:list xml:id="list875301931" text:style-name="L1">
        <text:list-item>
          <text:p text:style-name="P3">This is the repository for the group 29 project.</text:p>
        </text:list-item>
        <text:list-item>
          <text:p text:style-name="P3">Our project is about making a checkers board game.</text:p>
        </text:list-item>
        <text:list-item>
          <text:p text:style-name="P3">This version of checkers can play between two players;also, pieces move diagonally with great user friendly level.</text:p>
        </text:list-item>
        <text:list-item>
          <text:p text:style-name="P3">To run the text base version, run Checkerstext.java</text:p>
        </text:list-item>
        <text:list-item>
          <text:p text:style-name="P3">To run the GUI, run Checker<text:span text:style-name="T1">App.java</text:span></text:p>
        </text:list-item>
        <text:list-item>
          <text:p text:style-name="P4">All classes are in a Checkers package, with out the package nothing will ru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0:34:49.758455561</meta:creation-date>
    <dc:date>2019-04-12T12:52:33.869966741</dc:date>
    <meta:editing-duration>PT17M55S</meta:editing-duration>
    <meta:editing-cycles>2</meta:editing-cycles>
    <meta:generator>LibreOffice/6.0.7.3.0$Linux_X86_64 LibreOffice_project/00$Build-3</meta:generator>
    <meta:document-statistic meta:table-count="0" meta:image-count="0" meta:object-count="0" meta:page-count="1" meta:paragraph-count="7" meta:word-count="71" meta:character-count="394" meta:non-whitespace-character-count="335"/>
  </office:meta>
</office:document-meta>
</file>